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end="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" draw:marker-end="Small_20_Arrow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4.5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25cm" svg:y1="3.286cm" svg:x2="10.525cm" svg:y2="12.684cm">
          <text:p/>
        </draw:line>
        <draw:frame draw:style-name="gr2" draw:text-style-name="P2" draw:layer="layout" svg:width="6.348cm" svg:height="0.962cm" svg:x="2.778cm" svg:y="2.016cm">
          <draw:text-box>
            <text:p>Minetest coordinates</text:p>
          </draw:text-box>
        </draw:frame>
        <draw:frame draw:style-name="gr2" draw:text-style-name="P2" draw:layer="layout" svg:width="8.465cm" svg:height="0.962cm" svg:x="1.425cm" svg:y="17.691cm">
          <draw:text-box>
            <text:p>Leaflet/ImageIO coordinates</text:p>
          </draw:text-box>
        </draw:frame>
        <draw:line draw:style-name="gr3" draw:text-style-name="P1" draw:layer="layout" svg:x1="4.302cm" svg:y1="7.731cm" svg:x2="16.875cm" svg:y2="7.731cm">
          <text:p/>
        </draw:line>
        <draw:line draw:style-name="gr4" draw:text-style-name="P1" draw:layer="layout" svg:x1="10.525cm" svg:y1="18.653cm" svg:x2="10.525cm" svg:y2="28.051cm">
          <text:p/>
        </draw:line>
        <draw:line draw:style-name="gr3" draw:text-style-name="P1" draw:layer="layout" svg:x1="4.302cm" svg:y1="23.098cm" svg:x2="16.875cm" svg:y2="23.098cm">
          <text:p/>
        </draw:line>
        <draw:frame draw:style-name="gr2" draw:text-style-name="P2" draw:layer="layout" svg:width="0.925cm" svg:height="0.962cm" svg:x="3.032cm" svg:y="7.477cm">
          <draw:text-box>
            <text:p>X</text:p>
          </draw:text-box>
        </draw:frame>
        <draw:frame draw:style-name="gr2" draw:text-style-name="P2" draw:layer="layout" svg:width="0.891cm" svg:height="0.962cm" svg:x="10.271cm" svg:y="2.397cm">
          <draw:text-box>
            <text:p>Z</text:p>
          </draw:text-box>
        </draw:frame>
        <draw:frame draw:style-name="gr2" draw:text-style-name="P2" draw:layer="layout" svg:width="0.925cm" svg:height="0.962cm" svg:x="3.032cm" svg:y="22.771cm">
          <draw:text-box>
            <text:p>X</text:p>
          </draw:text-box>
        </draw:frame>
        <draw:frame draw:style-name="gr2" draw:text-style-name="P2" draw:layer="layout" svg:width="0.925cm" svg:height="0.962cm" svg:x="10.271cm" svg:y="17.691cm">
          <draw:text-box>
            <text:p>Y</text:p>
          </draw:text-box>
        </draw:frame>
      </draw:page>
      <draw:page draw:name="page2" draw:style-name="dp1" draw:master-page-name="Default">
        <draw:line draw:style-name="gr3" draw:text-style-name="P1" draw:layer="layout" svg:x1="4.965cm" svg:y1="5.445cm" svg:x2="14.744cm" svg:y2="5.445cm">
          <text:p/>
        </draw:line>
        <draw:line draw:style-name="gr3" draw:text-style-name="P1" draw:layer="layout" svg:x1="4.965cm" svg:y1="12.429cm" svg:x2="4.965cm" svg:y2="5.444cm">
          <text:p/>
        </draw:line>
        <draw:frame draw:style-name="gr2" draw:text-style-name="P2" draw:layer="layout" svg:width="5.362cm" svg:height="0.962cm" svg:x="5.572cm" svg:y="2.524cm">
          <draw:text-box>
            <text:p>MapBlock Layout</text:p>
          </draw:text-box>
        </draw:frame>
        <draw:frame draw:style-name="gr2" draw:text-style-name="P2" draw:layer="layout" svg:width="1.298cm" svg:height="0.962cm" svg:x="5.727cm" svg:y="4.429cm">
          <draw:text-box>
            <text:p>X+</text:p>
          </draw:text-box>
        </draw:frame>
        <draw:frame draw:style-name="gr2" draw:text-style-name="P2" draw:layer="layout" svg:width="1.264cm" svg:height="0.962cm" svg:x="3.54cm" svg:y="8.112cm">
          <draw:text-box>
            <text:p>Z+</text:p>
          </draw:text-box>
        </draw:frame>
        <draw:frame draw:style-name="gr2" draw:text-style-name="P2" draw:layer="layout" svg:width="5.29cm" svg:height="0.962cm" svg:x="7.124cm" svg:y="8.112cm">
          <draw:text-box>
            <text:p>16x16x16 Blocks</text:p>
          </draw:text-box>
        </draw:frame>
        <draw:line draw:style-name="gr3" draw:text-style-name="P1" draw:layer="layout" svg:x1="4.965cm" svg:y1="18.526cm" svg:x2="14.744cm" svg:y2="18.526cm">
          <text:p/>
        </draw:line>
        <draw:line draw:style-name="gr3" draw:text-style-name="P1" draw:layer="layout" svg:x1="4.965cm" svg:y1="18.524cm" svg:x2="4.965cm" svg:y2="25.509cm">
          <text:p/>
        </draw:line>
        <draw:frame draw:style-name="gr2" draw:text-style-name="P2" draw:layer="layout" svg:width="5.641cm" svg:height="0.962cm" svg:x="5.572cm" svg:y="15.605cm">
          <draw:text-box>
            <text:p>Leaflet Tile Layout</text:p>
          </draw:text-box>
        </draw:frame>
        <draw:frame draw:style-name="gr2" draw:text-style-name="P2" draw:layer="layout" svg:width="1.298cm" svg:height="0.962cm" svg:x="5.727cm" svg:y="17.51cm">
          <draw:text-box>
            <text:p>X+</text:p>
          </draw:text-box>
        </draw:frame>
        <draw:frame draw:style-name="gr2" draw:text-style-name="P2" draw:layer="layout" svg:width="1.298cm" svg:height="0.962cm" svg:x="3.54cm" svg:y="21.193cm">
          <draw:text-box>
            <text:p>Y+</text:p>
          </draw:text-box>
        </draw:frame>
        <draw:frame draw:style-name="gr2" draw:text-style-name="P2" draw:layer="layout" svg:width="4.477cm" svg:height="0.962cm" svg:x="7.124cm" svg:y="21.193cm">
          <draw:text-box>
            <text:p>256x256 Pixel</text:p>
          </draw:text-box>
        </draw:frame>
        <draw:frame draw:style-name="gr2" draw:text-style-name="P2" draw:layer="layout" svg:width="9.82cm" svg:height="0.962cm" svg:x="4.642cm" svg:y="26.962cm">
          <draw:text-box>
            <text:p>1 Leaflet Tile = 16x16 MapBlocks</text:p>
          </draw:text-box>
        </draw:frame>
      </draw:page>
      <draw:page draw:name="page3" draw:style-name="dp1" draw:master-page-name="Default">
        <draw:frame draw:style-name="gr2" draw:text-style-name="P2" draw:layer="layout" svg:width="4.202cm" svg:height="0.962cm" svg:x="3.794cm" svg:y="2.397cm">
          <draw:text-box>
            <text:p>Leaflet Zoom</text:p>
          </draw:text-box>
        </draw:frame>
        <draw:custom-shape draw:style-name="gr5" draw:text-style-name="P1" draw:layer="layout" svg:width="5.08cm" svg:height="5.08cm" svg:x="3.54cm" svg:y="6.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8cm" svg:y1="6.08cm" svg:x2="6.08cm" svg:y2="11.16cm">
          <text:p/>
        </draw:line>
        <draw:line draw:style-name="gr6" draw:text-style-name="P1" draw:layer="layout" svg:x1="3.54cm" svg:y1="8.62cm" svg:x2="8.62cm" svg:y2="8.62cm">
          <text:p/>
        </draw:line>
        <draw:frame draw:style-name="gr2" draw:text-style-name="P2" draw:layer="layout" svg:width="1.167cm" svg:height="1.073cm" svg:x="4.302cm" svg:y="6.842cm">
          <draw:text-box>
            <text:p><text:span text:style-name="T1">X=0</text:span></text:p>
            <text:p><text:span text:style-name="T1">Y=0</text:span></text:p>
          </draw:text-box>
        </draw:frame>
        <draw:frame draw:style-name="gr2" draw:text-style-name="P2" draw:layer="layout" svg:width="1.167cm" svg:height="1.073cm" svg:x="6.818cm" svg:y="6.842cm">
          <draw:text-box>
            <text:p><text:span text:style-name="T1">X=1</text:span></text:p>
            <text:p><text:span text:style-name="T1">Y=0</text:span></text:p>
          </draw:text-box>
        </draw:frame>
        <draw:frame draw:style-name="gr2" draw:text-style-name="P2" draw:layer="layout" svg:width="1.167cm" svg:height="1.073cm" svg:x="4.302cm" svg:y="9.325cm">
          <draw:text-box>
            <text:p><text:span text:style-name="T1">X=0</text:span></text:p>
            <text:p><text:span text:style-name="T1">Y=1</text:span></text:p>
          </draw:text-box>
        </draw:frame>
        <draw:frame draw:style-name="gr2" draw:text-style-name="P2" draw:layer="layout" svg:width="1.167cm" svg:height="1.073cm" svg:x="6.818cm" svg:y="9.325cm">
          <draw:text-box>
            <text:p><text:span text:style-name="T1">X=1</text:span></text:p>
            <text:p><text:span text:style-name="T1">Y=1</text:span></text:p>
          </draw:text-box>
        </draw:frame>
        <draw:frame draw:style-name="gr2" draw:text-style-name="P2" draw:layer="layout" svg:width="2.598cm" svg:height="0.802cm" svg:x="4.752cm" svg:y="5.064cm">
          <draw:text-box>
            <text:p><text:span text:style-name="T2">Zoom = </text:span><text:span text:style-name="T2">9</text:span></text:p>
          </draw:text-box>
        </draw:frame>
        <draw:custom-shape draw:style-name="gr5" draw:text-style-name="P1" draw:layer="layout" svg:width="5.08cm" svg:height="5.08cm" svg:x="12.43cm" svg:y="6.08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97cm" svg:y1="6.08cm" svg:x2="14.97cm" svg:y2="11.16cm">
          <text:p/>
        </draw:line>
        <draw:line draw:style-name="gr6" draw:text-style-name="P1" draw:layer="layout" svg:x1="12.43cm" svg:y1="8.62cm" svg:x2="17.51cm" svg:y2="8.62cm">
          <text:p/>
        </draw:line>
        <draw:frame draw:style-name="gr2" draw:text-style-name="P2" draw:layer="layout" svg:width="1.167cm" svg:height="1.073cm" svg:x="13.192cm" svg:y="6.842cm">
          <draw:text-box>
            <text:p><text:span text:style-name="T1">X=2</text:span></text:p>
            <text:p><text:span text:style-name="T1">Y=2</text:span></text:p>
          </draw:text-box>
        </draw:frame>
        <draw:frame draw:style-name="gr2" draw:text-style-name="P2" draw:layer="layout" svg:width="1.167cm" svg:height="1.073cm" svg:x="15.708cm" svg:y="6.842cm">
          <draw:text-box>
            <text:p><text:span text:style-name="T1">X=3</text:span></text:p>
            <text:p><text:span text:style-name="T1">Y=2</text:span></text:p>
          </draw:text-box>
        </draw:frame>
        <draw:frame draw:style-name="gr2" draw:text-style-name="P2" draw:layer="layout" svg:width="1.167cm" svg:height="1.073cm" svg:x="13.192cm" svg:y="9.325cm">
          <draw:text-box>
            <text:p><text:span text:style-name="T1">X=2</text:span></text:p>
            <text:p><text:span text:style-name="T1">Y=3</text:span></text:p>
          </draw:text-box>
        </draw:frame>
        <draw:frame draw:style-name="gr2" draw:text-style-name="P2" draw:layer="layout" svg:width="1.167cm" svg:height="1.073cm" svg:x="15.708cm" svg:y="9.325cm">
          <draw:text-box>
            <text:p><text:span text:style-name="T1">X=3</text:span></text:p>
            <text:p><text:span text:style-name="T1">Y=3</text:span></text:p>
          </draw:text-box>
        </draw:frame>
        <draw:frame draw:style-name="gr2" draw:text-style-name="P2" draw:layer="layout" svg:width="2.873cm" svg:height="0.802cm" svg:x="13.642cm" svg:y="5.064cm">
          <draw:text-box>
            <text:p><text:span text:style-name="T2">Zoom = 10</text:span></text:p>
          </draw:text-box>
        </draw:frame>
        <draw:custom-shape draw:style-name="gr5" draw:text-style-name="P1" draw:layer="layout" svg:width="5.08cm" svg:height="5.08cm" svg:x="3.54cm" svg:y="14.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08cm" svg:y1="14.97cm" svg:x2="6.08cm" svg:y2="20.05cm">
          <text:p/>
        </draw:line>
        <draw:line draw:style-name="gr6" draw:text-style-name="P1" draw:layer="layout" svg:x1="3.54cm" svg:y1="17.51cm" svg:x2="8.62cm" svg:y2="17.51cm">
          <text:p/>
        </draw:line>
        <draw:frame draw:style-name="gr2" draw:text-style-name="P2" draw:layer="layout" svg:width="1.167cm" svg:height="1.073cm" svg:x="4.302cm" svg:y="15.732cm">
          <draw:text-box>
            <text:p><text:span text:style-name="T1">X=0</text:span></text:p>
            <text:p><text:span text:style-name="T1">Y=2</text:span></text:p>
          </draw:text-box>
        </draw:frame>
        <draw:frame draw:style-name="gr2" draw:text-style-name="P2" draw:layer="layout" svg:width="1.167cm" svg:height="1.073cm" svg:x="6.818cm" svg:y="15.732cm">
          <draw:text-box>
            <text:p><text:span text:style-name="T1">X=1</text:span></text:p>
            <text:p><text:span text:style-name="T1">Y=2</text:span></text:p>
          </draw:text-box>
        </draw:frame>
        <draw:frame draw:style-name="gr2" draw:text-style-name="P2" draw:layer="layout" svg:width="1.167cm" svg:height="1.073cm" svg:x="4.302cm" svg:y="18.215cm">
          <draw:text-box>
            <text:p><text:span text:style-name="T1">X=0</text:span></text:p>
            <text:p><text:span text:style-name="T1">Y=3</text:span></text:p>
          </draw:text-box>
        </draw:frame>
        <draw:frame draw:style-name="gr2" draw:text-style-name="P2" draw:layer="layout" svg:width="1.167cm" svg:height="1.073cm" svg:x="6.818cm" svg:y="18.215cm">
          <draw:text-box>
            <text:p><text:span text:style-name="T1">X=1</text:span></text:p>
            <text:p><text:span text:style-name="T1">Y=3</text:span></text:p>
          </draw:text-box>
        </draw:frame>
        <draw:frame draw:style-name="gr2" draw:text-style-name="P2" draw:layer="layout" svg:width="2.873cm" svg:height="0.802cm" svg:x="4.752cm" svg:y="13.954cm">
          <draw:text-box>
            <text:p><text:span text:style-name="T2">Zoom = 10</text:span></text:p>
          </draw:text-box>
        </draw:frame>
        <draw:line draw:style-name="gr3" draw:text-style-name="P1" draw:layer="layout" svg:x1="3.54cm" svg:y1="14.97cm" svg:x2="3.54cm" svg:y2="11.16cm">
          <text:p/>
        </draw:line>
        <draw:line draw:style-name="gr7" draw:text-style-name="P1" draw:layer="layout" svg:x1="8.62cm" svg:y1="14.97cm" svg:x2="6.08cm" svg:y2="11.16cm">
          <text:p/>
        </draw:line>
        <draw:line draw:style-name="gr8" draw:text-style-name="P1" draw:layer="layout" svg:x1="8.62cm" svg:y1="8.62cm" svg:x2="12.43cm" svg:y2="6.08cm">
          <text:p/>
        </draw:line>
        <draw:line draw:style-name="gr9" draw:text-style-name="P1" draw:layer="layout" svg:x1="8.62cm" svg:y1="11.16cm" svg:x2="12.43cm" svg:y2="11.16cm">
          <text:p/>
        </draw:line>
        <draw:frame draw:style-name="gr2" draw:text-style-name="P2" draw:layer="layout" svg:width="5.629cm" svg:height="5.867cm" svg:x="11.922cm" svg:y="12.176cm">
          <draw:text-box>
            <text:p><text:span text:style-name="T3">Zoom9 → 10</text:span></text:p>
            <text:p><text:span text:style-name="T4"/></text:p>
            <text:p><text:span text:style-name="T4">X(10) = 2 * X(9)</text:span></text:p>
            <text:p><text:span text:style-name="T4">Y(10) = 2 * Y(9)</text:span></text:p>
            <text:p><text:span text:style-name="T4"/></text:p>
            <text:p><text:span text:style-name="T3">Zoom10 → 9</text:span></text:p>
            <text:p><text:span text:style-name="T4"/></text:p>
            <text:p><text:span text:style-name="T4">X(9) = ( X(10) - </text:span><text:span text:style-name="T4">X(10)%2 ) / 2</text:span></text:p>
            <text:p><text:span text:style-name="T4">Y(9) = ( Y(10) - </text:span><text:span text:style-name="T4">Y(10)%2 ) <text:s/>/ 2</text:span></text:p>
            <text:p><text:span text:style-name="T4"/></text:p>
            <text:p><text:span text:style-name="T4"/></text:p>
            <text:p><text:span text:style-name="T4">X(10) = X(9) * pow(2, </text:span><text:span text:style-name="T4">10-9)</text:span></text:p>
            <text:p><text:span text:style-name="T4">X(9) = X(10) * pow(2, </text:span><text:span text:style-name="T4">9-1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09:29:53.441780584</meta:creation-date>
    <dc:date>2018-05-03T11:24:41.313815796</dc:date>
    <meta:editing-duration>PT1H34M29S</meta:editing-duration>
    <meta:editing-cycles>11</meta:editing-cycles>
    <meta:generator>LibreOffice/5.4.5.1$Linux_X86_64 LibreOffice_project/40m0$Build-1</meta:generator>
    <meta:document-statistic meta:object-count="53"/>
  </office:meta>
</office:document-meta>
</file>